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7.97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1.04mm"/>
    </style:style>
    <style:style style:name="co10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aaa271008.p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Corte Acerto</text:p>
          </table:table-cell>
          <table:table-cell office:value-type="string" calcext:value-type="string">
            <text:p>Corte Erro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/>
          <table:table-cell office:value-type="string" calcext:value-type="string">
            <text:p>Pixel Cert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20" calcext:value-type="float">
            <text:p>46620</text:p>
          </table:table-cell>
          <table:table-cell office:value-type="float" office:value="200" calcext:value-type="float">
            <text:p>200</text:p>
          </table:table-cell>
          <table:table-cell office:value-type="float" office:value="1072" calcext:value-type="float">
            <text:p>1072</text:p>
          </table:table-cell>
          <table:table-cell office:value-type="float" office:value="1739" calcext:value-type="float">
            <text:p>1739</text:p>
          </table:table-cell>
          <table:table-cell table:formula="of:=([.J2]/([.B2]-[.I2]))" office:value-type="float" office:value="0.0113416248720073" calcext:value-type="float">
            <text:p>0,011341624872007</text:p>
          </table:table-cell>
          <table:table-cell office:value-type="float" office:value="151590" calcext:value-type="float">
            <text:p>151590</text:p>
          </table:table-cell>
          <table:table-cell office:value-type="float" office:value="381.71291995" calcext:value-type="float">
            <text:p>381,71291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95" calcext:value-type="float">
            <text:p>46595</text:p>
          </table:table-cell>
          <table:table-cell office:value-type="float" office:value="225" calcext:value-type="float">
            <text:p>225</text:p>
          </table:table-cell>
          <table:table-cell office:value-type="float" office:value="1072" calcext:value-type="float">
            <text:p>1072</text:p>
          </table:table-cell>
          <table:table-cell office:value-type="float" office:value="1683" calcext:value-type="float">
            <text:p>1683</text:p>
          </table:table-cell>
          <table:table-cell table:formula="of:=([.J3]/([.B3]-[.I3]))" office:value-type="float" office:value="0.0109763971590501" calcext:value-type="float">
            <text:p>0,01097639715905</text:p>
          </table:table-cell>
          <table:table-cell office:value-type="float" office:value="151646" calcext:value-type="float">
            <text:p>151646</text:p>
          </table:table-cell>
          <table:table-cell office:value-type="float" office:value="324.155958891" calcext:value-type="float">
            <text:p>324,155958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50" calcext:value-type="float">
            <text:p>46650</text:p>
          </table:table-cell>
          <table:table-cell office:value-type="float" office:value="170" calcext:value-type="float">
            <text:p>170</text:p>
          </table:table-cell>
          <table:table-cell office:value-type="float" office:value="1072" calcext:value-type="float">
            <text:p>1072</text:p>
          </table:table-cell>
          <table:table-cell office:value-type="float" office:value="1661" calcext:value-type="float">
            <text:p>1661</text:p>
          </table:table-cell>
          <table:table-cell table:formula="of:=([.J4]/([.B4]-[.I4]))" office:value-type="float" office:value="0.0108329148432456" calcext:value-type="float">
            <text:p>0,010832914843246</text:p>
          </table:table-cell>
          <table:table-cell office:value-type="float" office:value="151668" calcext:value-type="float">
            <text:p>151668</text:p>
          </table:table-cell>
          <table:table-cell office:value-type="float" office:value="554.96430397" calcext:value-type="float">
            <text:p>554,964303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31" calcext:value-type="float">
            <text:p>46631</text:p>
          </table:table-cell>
          <table:table-cell office:value-type="float" office:value="189" calcext:value-type="float">
            <text:p>189</text:p>
          </table:table-cell>
          <table:table-cell office:value-type="float" office:value="1072" calcext:value-type="float">
            <text:p>1072</text:p>
          </table:table-cell>
          <table:table-cell office:value-type="float" office:value="1648" calcext:value-type="float">
            <text:p>1648</text:p>
          </table:table-cell>
          <table:table-cell table:formula="of:=([.J5]/([.B5]-[.I5]))" office:value-type="float" office:value="0.010748129838452" calcext:value-type="float">
            <text:p>0,010748129838452</text:p>
          </table:table-cell>
          <table:table-cell office:value-type="float" office:value="151681" calcext:value-type="float">
            <text:p>151681</text:p>
          </table:table-cell>
          <table:table-cell office:value-type="float" office:value="628.511734009" calcext:value-type="float">
            <text:p>628,5117340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49" calcext:value-type="float">
            <text:p>46649</text:p>
          </table:table-cell>
          <table:table-cell office:value-type="float" office:value="171" calcext:value-type="float">
            <text:p>171</text:p>
          </table:table-cell>
          <table:table-cell office:value-type="float" office:value="1072" calcext:value-type="float">
            <text:p>1072</text:p>
          </table:table-cell>
          <table:table-cell office:value-type="float" office:value="1661" calcext:value-type="float">
            <text:p>1661</text:p>
          </table:table-cell>
          <table:table-cell table:formula="of:=([.J6]/([.B6]-[.I6]))" office:value-type="float" office:value="0.0108329148432456" calcext:value-type="float">
            <text:p>0,010832914843246</text:p>
          </table:table-cell>
          <table:table-cell office:value-type="float" office:value="151668" calcext:value-type="float">
            <text:p>151668</text:p>
          </table:table-cell>
          <table:table-cell office:value-type="float" office:value="509.560173035" calcext:value-type="float">
            <text:p>509,5601730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08" calcext:value-type="float">
            <text:p>46608</text:p>
          </table:table-cell>
          <table:table-cell office:value-type="float" office:value="212" calcext:value-type="float">
            <text:p>212</text:p>
          </table:table-cell>
          <table:table-cell office:value-type="float" office:value="1072" calcext:value-type="float">
            <text:p>1072</text:p>
          </table:table-cell>
          <table:table-cell office:value-type="float" office:value="1692" calcext:value-type="float">
            <text:p>1692</text:p>
          </table:table-cell>
          <table:table-cell table:formula="of:=([.J7]/([.B7]-[.I7]))" office:value-type="float" office:value="0.0110350944700611" calcext:value-type="float">
            <text:p>0,011035094470061</text:p>
          </table:table-cell>
          <table:table-cell office:value-type="float" office:value="151637" calcext:value-type="float">
            <text:p>151637</text:p>
          </table:table-cell>
          <table:table-cell office:value-type="float" office:value="448.661549091" calcext:value-type="float">
            <text:p>448,6615490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16" calcext:value-type="float">
            <text:p>46616</text:p>
          </table:table-cell>
          <table:table-cell office:value-type="float" office:value="204" calcext:value-type="float">
            <text:p>204</text:p>
          </table:table-cell>
          <table:table-cell office:value-type="float" office:value="1072" calcext:value-type="float">
            <text:p>1072</text:p>
          </table:table-cell>
          <table:table-cell office:value-type="float" office:value="1714" calcext:value-type="float">
            <text:p>1714</text:p>
          </table:table-cell>
          <table:table-cell table:formula="of:=([.J8]/([.B8]-[.I8]))" office:value-type="float" office:value="0.0111785767858657" calcext:value-type="float">
            <text:p>0,011178576785866</text:p>
          </table:table-cell>
          <table:table-cell office:value-type="float" office:value="151615" calcext:value-type="float">
            <text:p>151615</text:p>
          </table:table-cell>
          <table:table-cell office:value-type="float" office:value="329.705517054" calcext:value-type="float">
            <text:p>329,7055170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47" calcext:value-type="float">
            <text:p>46647</text:p>
          </table:table-cell>
          <table:table-cell office:value-type="float" office:value="173" calcext:value-type="float">
            <text:p>173</text:p>
          </table:table-cell>
          <table:table-cell office:value-type="float" office:value="1072" calcext:value-type="float">
            <text:p>1072</text:p>
          </table:table-cell>
          <table:table-cell office:value-type="float" office:value="1433" calcext:value-type="float">
            <text:p>1433</text:p>
          </table:table-cell>
          <table:table-cell table:formula="of:=([.J9]/([.B9]-[.I9]))" office:value-type="float" office:value="0.0093459162976345" calcext:value-type="float">
            <text:p>0,009345916297635</text:p>
          </table:table-cell>
          <table:table-cell office:value-type="float" office:value="151896" calcext:value-type="float">
            <text:p>151896</text:p>
          </table:table-cell>
          <table:table-cell office:value-type="float" office:value="486.508121014" calcext:value-type="float">
            <text:p>486,5081210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07" calcext:value-type="float">
            <text:p>46607</text:p>
          </table:table-cell>
          <table:table-cell office:value-type="float" office:value="213" calcext:value-type="float">
            <text:p>213</text:p>
          </table:table-cell>
          <table:table-cell office:value-type="float" office:value="1072" calcext:value-type="float">
            <text:p>1072</text:p>
          </table:table-cell>
          <table:table-cell office:value-type="float" office:value="1692" calcext:value-type="float">
            <text:p>1692</text:p>
          </table:table-cell>
          <table:table-cell table:formula="of:=([.J10]/([.B10]-[.I10]))" office:value-type="float" office:value="0.0110350944700611" calcext:value-type="float">
            <text:p>0,011035094470061</text:p>
          </table:table-cell>
          <table:table-cell office:value-type="float" office:value="151637" calcext:value-type="float">
            <text:p>151637</text:p>
          </table:table-cell>
          <table:table-cell office:value-type="float" office:value="345.691154003" calcext:value-type="float">
            <text:p>345,6911540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31" calcext:value-type="float">
            <text:p>46631</text:p>
          </table:table-cell>
          <table:table-cell office:value-type="float" office:value="189" calcext:value-type="float">
            <text:p>189</text:p>
          </table:table-cell>
          <table:table-cell office:value-type="float" office:value="1072" calcext:value-type="float">
            <text:p>1072</text:p>
          </table:table-cell>
          <table:table-cell office:value-type="float" office:value="1696" calcext:value-type="float">
            <text:p>1696</text:p>
          </table:table-cell>
          <table:table-cell table:formula="of:=([.J11]/([.B11]-[.I11]))" office:value-type="float" office:value="0.0110611821638438" calcext:value-type="float">
            <text:p>0,011061182163844</text:p>
          </table:table-cell>
          <table:table-cell office:value-type="float" office:value="151633" calcext:value-type="float">
            <text:p>151633</text:p>
          </table:table-cell>
          <table:table-cell office:value-type="float" office:value="415.747178078" calcext:value-type="float">
            <text:p>415,747178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30" calcext:value-type="float">
            <text:p>46630</text:p>
          </table:table-cell>
          <table:table-cell office:value-type="float" office:value="190" calcext:value-type="float">
            <text:p>190</text:p>
          </table:table-cell>
          <table:table-cell office:value-type="float" office:value="1072" calcext:value-type="float">
            <text:p>1072</text:p>
          </table:table-cell>
          <table:table-cell office:value-type="float" office:value="1662" calcext:value-type="float">
            <text:p>1662</text:p>
          </table:table-cell>
          <table:table-cell table:formula="of:=([.J12]/([.B12]-[.I12]))" office:value-type="float" office:value="0.0108394367666912" calcext:value-type="float">
            <text:p>0,010839436766691</text:p>
          </table:table-cell>
          <table:table-cell office:value-type="float" office:value="151667" calcext:value-type="float">
            <text:p>151667</text:p>
          </table:table-cell>
          <table:table-cell office:value-type="float" office:value="332.837286949" calcext:value-type="float">
            <text:p>332,8372869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96" calcext:value-type="float">
            <text:p>46596</text:p>
          </table:table-cell>
          <table:table-cell office:value-type="float" office:value="224" calcext:value-type="float">
            <text:p>224</text:p>
          </table:table-cell>
          <table:table-cell office:value-type="float" office:value="1072" calcext:value-type="float">
            <text:p>1072</text:p>
          </table:table-cell>
          <table:table-cell office:value-type="float" office:value="1746" calcext:value-type="float">
            <text:p>1746</text:p>
          </table:table-cell>
          <table:table-cell table:formula="of:=([.J13]/([.B13]-[.I13]))" office:value-type="float" office:value="0.0113872783361269" calcext:value-type="float">
            <text:p>0,011387278336127</text:p>
          </table:table-cell>
          <table:table-cell office:value-type="float" office:value="151583" calcext:value-type="float">
            <text:p>151583</text:p>
          </table:table-cell>
          <table:table-cell office:value-type="float" office:value="388.203061819" calcext:value-type="float">
            <text:p>388,203061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11" calcext:value-type="float">
            <text:p>46611</text:p>
          </table:table-cell>
          <table:table-cell office:value-type="float" office:value="209" calcext:value-type="float">
            <text:p>209</text:p>
          </table:table-cell>
          <table:table-cell office:value-type="float" office:value="1072" calcext:value-type="float">
            <text:p>1072</text:p>
          </table:table-cell>
          <table:table-cell office:value-type="float" office:value="1690" calcext:value-type="float">
            <text:p>1690</text:p>
          </table:table-cell>
          <table:table-cell table:formula="of:=([.J14]/([.B14]-[.I14]))" office:value-type="float" office:value="0.0110220506231698" calcext:value-type="float">
            <text:p>0,01102205062317</text:p>
          </table:table-cell>
          <table:table-cell office:value-type="float" office:value="151639" calcext:value-type="float">
            <text:p>151639</text:p>
          </table:table-cell>
          <table:table-cell office:value-type="float" office:value="373.8497262" calcext:value-type="float">
            <text:p>373,84972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36" calcext:value-type="float">
            <text:p>46636</text:p>
          </table:table-cell>
          <table:table-cell office:value-type="float" office:value="184" calcext:value-type="float">
            <text:p>184</text:p>
          </table:table-cell>
          <table:table-cell office:value-type="float" office:value="1072" calcext:value-type="float">
            <text:p>1072</text:p>
          </table:table-cell>
          <table:table-cell office:value-type="float" office:value="1655" calcext:value-type="float">
            <text:p>1655</text:p>
          </table:table-cell>
          <table:table-cell table:formula="of:=([.J15]/([.B15]-[.I15]))" office:value-type="float" office:value="0.0107937833025716" calcext:value-type="float">
            <text:p>0,010793783302572</text:p>
          </table:table-cell>
          <table:table-cell office:value-type="float" office:value="151674" calcext:value-type="float">
            <text:p>151674</text:p>
          </table:table-cell>
          <table:table-cell office:value-type="float" office:value="652.158178091" calcext:value-type="float">
            <text:p>652,158178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02" calcext:value-type="float">
            <text:p>46602</text:p>
          </table:table-cell>
          <table:table-cell office:value-type="float" office:value="218" calcext:value-type="float">
            <text:p>218</text:p>
          </table:table-cell>
          <table:table-cell office:value-type="float" office:value="1072" calcext:value-type="float">
            <text:p>1072</text:p>
          </table:table-cell>
          <table:table-cell office:value-type="float" office:value="1730" calcext:value-type="float">
            <text:p>1730</text:p>
          </table:table-cell>
          <table:table-cell table:formula="of:=([.J16]/([.B16]-[.I16]))" office:value-type="float" office:value="0.0112829275609963" calcext:value-type="float">
            <text:p>0,011282927560996</text:p>
          </table:table-cell>
          <table:table-cell office:value-type="float" office:value="151599" calcext:value-type="float">
            <text:p>151599</text:p>
          </table:table-cell>
          <table:table-cell office:value-type="float" office:value="381.825354099" calcext:value-type="float">
            <text:p>381,8253540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47" calcext:value-type="float">
            <text:p>46647</text:p>
          </table:table-cell>
          <table:table-cell office:value-type="float" office:value="173" calcext:value-type="float">
            <text:p>173</text:p>
          </table:table-cell>
          <table:table-cell office:value-type="float" office:value="1072" calcext:value-type="float">
            <text:p>1072</text:p>
          </table:table-cell>
          <table:table-cell office:value-type="float" office:value="1671" calcext:value-type="float">
            <text:p>1671</text:p>
          </table:table-cell>
          <table:table-cell table:formula="of:=([.J17]/([.B17]-[.I17]))" office:value-type="float" office:value="0.0108981340777022" calcext:value-type="float">
            <text:p>0,010898134077702</text:p>
          </table:table-cell>
          <table:table-cell office:value-type="float" office:value="151658" calcext:value-type="float">
            <text:p>151658</text:p>
          </table:table-cell>
          <table:table-cell office:value-type="float" office:value="624.567835093" calcext:value-type="float">
            <text:p>624,5678350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14" calcext:value-type="float">
            <text:p>46614</text:p>
          </table:table-cell>
          <table:table-cell office:value-type="float" office:value="206" calcext:value-type="float">
            <text:p>206</text:p>
          </table:table-cell>
          <table:table-cell office:value-type="float" office:value="1072" calcext:value-type="float">
            <text:p>1072</text:p>
          </table:table-cell>
          <table:table-cell office:value-type="float" office:value="1663" calcext:value-type="float">
            <text:p>1663</text:p>
          </table:table-cell>
          <table:table-cell table:formula="of:=([.J18]/([.B18]-[.I18]))" office:value-type="float" office:value="0.0108459586901369" calcext:value-type="float">
            <text:p>0,010845958690137</text:p>
          </table:table-cell>
          <table:table-cell office:value-type="float" office:value="151666" calcext:value-type="float">
            <text:p>151666</text:p>
          </table:table-cell>
          <table:table-cell office:value-type="float" office:value="476.104587078" calcext:value-type="float">
            <text:p>476,1045870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74" calcext:value-type="float">
            <text:p>46574</text:p>
          </table:table-cell>
          <table:table-cell office:value-type="float" office:value="246" calcext:value-type="float">
            <text:p>246</text:p>
          </table:table-cell>
          <table:table-cell office:value-type="float" office:value="1072" calcext:value-type="float">
            <text:p>1072</text:p>
          </table:table-cell>
          <table:table-cell office:value-type="float" office:value="1738" calcext:value-type="float">
            <text:p>1738</text:p>
          </table:table-cell>
          <table:table-cell table:formula="of:=([.J19]/([.B19]-[.I19]))" office:value-type="float" office:value="0.0113351029485616" calcext:value-type="float">
            <text:p>0,011335102948562</text:p>
          </table:table-cell>
          <table:table-cell office:value-type="float" office:value="151591" calcext:value-type="float">
            <text:p>151591</text:p>
          </table:table-cell>
          <table:table-cell office:value-type="float" office:value="529.014153957" calcext:value-type="float">
            <text:p>529,014153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85" calcext:value-type="float">
            <text:p>46585</text:p>
          </table:table-cell>
          <table:table-cell office:value-type="float" office:value="235" calcext:value-type="float">
            <text:p>235</text:p>
          </table:table-cell>
          <table:table-cell office:value-type="float" office:value="1072" calcext:value-type="float">
            <text:p>1072</text:p>
          </table:table-cell>
          <table:table-cell office:value-type="float" office:value="1729" calcext:value-type="float">
            <text:p>1729</text:p>
          </table:table-cell>
          <table:table-cell table:formula="of:=([.J20]/([.B20]-[.I20]))" office:value-type="float" office:value="0.0112764056375506" calcext:value-type="float">
            <text:p>0,011276405637551</text:p>
          </table:table-cell>
          <table:table-cell office:value-type="float" office:value="151600" calcext:value-type="float">
            <text:p>151600</text:p>
          </table:table-cell>
          <table:table-cell office:value-type="float" office:value="501.181317091" calcext:value-type="float">
            <text:p>501,1813170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48" calcext:value-type="float">
            <text:p>46648</text:p>
          </table:table-cell>
          <table:table-cell office:value-type="float" office:value="172" calcext:value-type="float">
            <text:p>172</text:p>
          </table:table-cell>
          <table:table-cell office:value-type="float" office:value="1072" calcext:value-type="float">
            <text:p>1072</text:p>
          </table:table-cell>
          <table:table-cell office:value-type="float" office:value="1714" calcext:value-type="float">
            <text:p>1714</text:p>
          </table:table-cell>
          <table:table-cell table:formula="of:=([.J21]/([.B21]-[.I21]))" office:value-type="float" office:value="0.0111785767858657" calcext:value-type="float">
            <text:p>0,011178576785866</text:p>
          </table:table-cell>
          <table:table-cell office:value-type="float" office:value="151615" calcext:value-type="float">
            <text:p>151615</text:p>
          </table:table-cell>
          <table:table-cell office:value-type="float" office:value="418.63892889" calcext:value-type="float">
            <text:p>418,63892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67" calcext:value-type="float">
            <text:p>46667</text:p>
          </table:table-cell>
          <table:table-cell office:value-type="float" office:value="153" calcext:value-type="float">
            <text:p>153</text:p>
          </table:table-cell>
          <table:table-cell office:value-type="float" office:value="1072" calcext:value-type="float">
            <text:p>1072</text:p>
          </table:table-cell>
          <table:table-cell office:value-type="float" office:value="1593" calcext:value-type="float">
            <text:p>1593</text:p>
          </table:table-cell>
          <table:table-cell table:formula="of:=([.J22]/([.B22]-[.I22]))" office:value-type="float" office:value="0.0103894240489405" calcext:value-type="float">
            <text:p>0,010389424048941</text:p>
          </table:table-cell>
          <table:table-cell office:value-type="float" office:value="151736" calcext:value-type="float">
            <text:p>151736</text:p>
          </table:table-cell>
          <table:table-cell office:value-type="float" office:value="613.581141949" calcext:value-type="float">
            <text:p>613,5811419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79" calcext:value-type="float">
            <text:p>46579</text:p>
          </table:table-cell>
          <table:table-cell office:value-type="float" office:value="241" calcext:value-type="float">
            <text:p>241</text:p>
          </table:table-cell>
          <table:table-cell office:value-type="float" office:value="1072" calcext:value-type="float">
            <text:p>1072</text:p>
          </table:table-cell>
          <table:table-cell office:value-type="float" office:value="1727" calcext:value-type="float">
            <text:p>1727</text:p>
          </table:table-cell>
          <table:table-cell table:formula="of:=([.J23]/([.B23]-[.I23]))" office:value-type="float" office:value="0.0112633617906593" calcext:value-type="float">
            <text:p>0,011263361790659</text:p>
          </table:table-cell>
          <table:table-cell office:value-type="float" office:value="151602" calcext:value-type="float">
            <text:p>151602</text:p>
          </table:table-cell>
          <table:table-cell office:value-type="float" office:value="527.909356117" calcext:value-type="float">
            <text:p>527,90935611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68" calcext:value-type="float">
            <text:p>46668</text:p>
          </table:table-cell>
          <table:table-cell office:value-type="float" office:value="152" calcext:value-type="float">
            <text:p>152</text:p>
          </table:table-cell>
          <table:table-cell office:value-type="float" office:value="1072" calcext:value-type="float">
            <text:p>1072</text:p>
          </table:table-cell>
          <table:table-cell office:value-type="float" office:value="1592" calcext:value-type="float">
            <text:p>1592</text:p>
          </table:table-cell>
          <table:table-cell table:formula="of:=([.J24]/([.B24]-[.I24]))" office:value-type="float" office:value="0.0103829021254949" calcext:value-type="float">
            <text:p>0,010382902125495</text:p>
          </table:table-cell>
          <table:table-cell office:value-type="float" office:value="151737" calcext:value-type="float">
            <text:p>151737</text:p>
          </table:table-cell>
          <table:table-cell office:value-type="float" office:value="618.540148973" calcext:value-type="float">
            <text:p>618,540148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33" calcext:value-type="float">
            <text:p>46633</text:p>
          </table:table-cell>
          <table:table-cell office:value-type="float" office:value="187" calcext:value-type="float">
            <text:p>187</text:p>
          </table:table-cell>
          <table:table-cell office:value-type="float" office:value="1072" calcext:value-type="float">
            <text:p>1072</text:p>
          </table:table-cell>
          <table:table-cell office:value-type="float" office:value="1663" calcext:value-type="float">
            <text:p>1663</text:p>
          </table:table-cell>
          <table:table-cell table:formula="of:=([.J25]/([.B25]-[.I25]))" office:value-type="float" office:value="0.0108459586901369" calcext:value-type="float">
            <text:p>0,010845958690137</text:p>
          </table:table-cell>
          <table:table-cell office:value-type="float" office:value="151666" calcext:value-type="float">
            <text:p>151666</text:p>
          </table:table-cell>
          <table:table-cell office:value-type="float" office:value="700.029686928" calcext:value-type="float">
            <text:p>700,0296869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04" calcext:value-type="float">
            <text:p>46604</text:p>
          </table:table-cell>
          <table:table-cell office:value-type="float" office:value="216" calcext:value-type="float">
            <text:p>216</text:p>
          </table:table-cell>
          <table:table-cell office:value-type="float" office:value="1072" calcext:value-type="float">
            <text:p>1072</text:p>
          </table:table-cell>
          <table:table-cell office:value-type="float" office:value="1685" calcext:value-type="float">
            <text:p>1685</text:p>
          </table:table-cell>
          <table:table-cell table:formula="of:=([.J26]/([.B26]-[.I26]))" office:value-type="float" office:value="0.0109894410059415" calcext:value-type="float">
            <text:p>0,010989441005942</text:p>
          </table:table-cell>
          <table:table-cell office:value-type="float" office:value="151644" calcext:value-type="float">
            <text:p>151644</text:p>
          </table:table-cell>
          <table:table-cell office:value-type="float" office:value="389.325015068" calcext:value-type="float">
            <text:p>389,3250150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97" calcext:value-type="float">
            <text:p>46597</text:p>
          </table:table-cell>
          <table:table-cell office:value-type="float" office:value="223" calcext:value-type="float">
            <text:p>223</text:p>
          </table:table-cell>
          <table:table-cell office:value-type="float" office:value="1072" calcext:value-type="float">
            <text:p>1072</text:p>
          </table:table-cell>
          <table:table-cell office:value-type="float" office:value="1723" calcext:value-type="float">
            <text:p>1723</text:p>
          </table:table-cell>
          <table:table-cell table:formula="of:=([.J27]/([.B27]-[.I27]))" office:value-type="float" office:value="0.0112372740968767" calcext:value-type="float">
            <text:p>0,011237274096877</text:p>
          </table:table-cell>
          <table:table-cell office:value-type="float" office:value="151606" calcext:value-type="float">
            <text:p>151606</text:p>
          </table:table-cell>
          <table:table-cell office:value-type="float" office:value="384.239792824" calcext:value-type="float">
            <text:p>384,2397928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83" calcext:value-type="float">
            <text:p>46583</text:p>
          </table:table-cell>
          <table:table-cell office:value-type="float" office:value="237" calcext:value-type="float">
            <text:p>237</text:p>
          </table:table-cell>
          <table:table-cell office:value-type="float" office:value="1072" calcext:value-type="float">
            <text:p>1072</text:p>
          </table:table-cell>
          <table:table-cell office:value-type="float" office:value="1681" calcext:value-type="float">
            <text:p>1681</text:p>
          </table:table-cell>
          <table:table-cell table:formula="of:=([.J28]/([.B28]-[.I28]))" office:value-type="float" office:value="0.0109633533121588" calcext:value-type="float">
            <text:p>0,010963353312159</text:p>
          </table:table-cell>
          <table:table-cell office:value-type="float" office:value="151648" calcext:value-type="float">
            <text:p>151648</text:p>
          </table:table-cell>
          <table:table-cell office:value-type="float" office:value="462.573150873" calcext:value-type="float">
            <text:p>462,5731508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559" calcext:value-type="float">
            <text:p>46559</text:p>
          </table:table-cell>
          <table:table-cell office:value-type="float" office:value="261" calcext:value-type="float">
            <text:p>261</text:p>
          </table:table-cell>
          <table:table-cell office:value-type="float" office:value="1072" calcext:value-type="float">
            <text:p>1072</text:p>
          </table:table-cell>
          <table:table-cell office:value-type="float" office:value="1719" calcext:value-type="float">
            <text:p>1719</text:p>
          </table:table-cell>
          <table:table-cell table:formula="of:=([.J29]/([.B29]-[.I29]))" office:value-type="float" office:value="0.011211186403094" calcext:value-type="float">
            <text:p>0,011211186403094</text:p>
          </table:table-cell>
          <table:table-cell office:value-type="float" office:value="151610" calcext:value-type="float">
            <text:p>151610</text:p>
          </table:table-cell>
          <table:table-cell office:value-type="float" office:value="385.387684107" calcext:value-type="float">
            <text:p>385,3876841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05" calcext:value-type="float">
            <text:p>46605</text:p>
          </table:table-cell>
          <table:table-cell office:value-type="float" office:value="215" calcext:value-type="float">
            <text:p>215</text:p>
          </table:table-cell>
          <table:table-cell office:value-type="float" office:value="1072" calcext:value-type="float">
            <text:p>1072</text:p>
          </table:table-cell>
          <table:table-cell office:value-type="float" office:value="1705" calcext:value-type="float">
            <text:p>1705</text:p>
          </table:table-cell>
          <table:table-cell table:formula="of:=([.J30]/([.B30]-[.I30]))" office:value-type="float" office:value="0.0111198794748547" calcext:value-type="float">
            <text:p>0,011119879474855</text:p>
          </table:table-cell>
          <table:table-cell office:value-type="float" office:value="151624" calcext:value-type="float">
            <text:p>151624</text:p>
          </table:table-cell>
          <table:table-cell office:value-type="float" office:value="403.03711915" calcext:value-type="float">
            <text:p>403,037119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46644" calcext:value-type="float">
            <text:p>46644</text:p>
          </table:table-cell>
          <table:table-cell office:value-type="float" office:value="176" calcext:value-type="float">
            <text:p>176</text:p>
          </table:table-cell>
          <table:table-cell office:value-type="float" office:value="1072" calcext:value-type="float">
            <text:p>1072</text:p>
          </table:table-cell>
          <table:table-cell office:value-type="float" office:value="1715" calcext:value-type="float">
            <text:p>1715</text:p>
          </table:table-cell>
          <table:table-cell table:formula="of:=([.J31]/([.B31]-[.I31]))" office:value-type="float" office:value="0.0111850987093114" calcext:value-type="float">
            <text:p>0,011185098709311</text:p>
          </table:table-cell>
          <table:table-cell office:value-type="float" office:value="151614" calcext:value-type="float">
            <text:p>151614</text:p>
          </table:table-cell>
          <table:table-cell office:value-type="float" office:value="324.788316011" calcext:value-type="float">
            <text:p>324,788316011</text:p>
          </table:table-cell>
        </table:table-row>
        <table:table-row table:style-name="ro1">
          <table:table-cell table:number-columns-repeated="2"/>
          <table:table-cell table:style-name="ce1" table:formula="of:=AVERAGE([.C2:.C31])" office:value-type="float" office:value="47888" calcext:value-type="float">
            <text:p>47888</text:p>
          </table:table-cell>
          <table:table-cell table:style-name="ce1" table:formula="of:=AVERAGE([.D2:.D31])" office:value-type="float" office:value="4263" calcext:value-type="float">
            <text:p>4263</text:p>
          </table:table-cell>
          <table:table-cell table:style-name="ce1" table:formula="of:=AVERAGE([.E2:.E31])" office:value-type="float" office:value="454991" calcext:value-type="float">
            <text:p>454991</text:p>
          </table:table-cell>
          <table:table-cell table:style-name="ce1" table:formula="of:=AVERAGE([.F2:.F31])" office:value-type="float" office:value="2034" calcext:value-type="float">
            <text:p>2034</text:p>
          </table:table-cell>
          <table:table-cell table:style-name="ce1" table:formula="of:=AVERAGE([.G2:.G31])" office:value-type="float" office:value="46617.8666666667" calcext:value-type="float">
            <text:p>46618</text:p>
          </table:table-cell>
          <table:table-cell table:style-name="ce1" table:formula="of:=AVERAGE([.H2:.H31])" office:value-type="float" office:value="202.133333333333" calcext:value-type="float">
            <text:p>202</text:p>
          </table:table-cell>
          <table:table-cell table:style-name="ce1" table:formula="of:=AVERAGE([.I2:.I31])" office:value-type="float" office:value="1072" calcext:value-type="float">
            <text:p>1072</text:p>
          </table:table-cell>
          <table:table-cell table:style-name="ce1" table:formula="of:=AVERAGE([.J2:.J31])" office:value-type="float" office:value="1680.66666666667" calcext:value-type="float">
            <text:p>1681</text:p>
          </table:table-cell>
          <table:table-cell/>
          <table:table-cell table:style-name="ce1" table:formula="of:=AVERAGE([.L2:.L31])" office:value-type="float" office:value="151648.333333333" calcext:value-type="float">
            <text:p>151648</text:p>
          </table:table-cell>
          <table:table-cell table:style-name="ce3" table:formula="of:=AVERAGE([.M2:.M31])" office:value-type="float" office:value="463.767015012067" calcext:value-type="float">
            <text:p>463,77</text:p>
          </table:table-cell>
        </table:table-row>
        <table:table-row table:style-name="ro1">
          <table:table-cell table:number-columns-repeated="7"/>
          <table:table-cell table:style-name="ce2" table:formula="of:=([.H32]/([.C32]-[.I32]))" office:value-type="percentage" office:value="0.00431761221234905" calcext:value-type="percentage">
            <text:p>0,43%</text:p>
          </table:table-cell>
          <table:table-cell/>
          <table:table-cell table:style-name="ce2" table:formula="of:=([.J32]/([.B31]-[.I31]))" office:value-type="percentage" office:value="0.0109611793376769" calcext:value-type="percentage">
            <text:p>1,10%</text:p>
          </table:table-cell>
          <table:table-cell table:style-name="ce2" table:formula="of:=AVERAGE([.K2:.K31])" office:value-type="percentage" office:value="0.0109611793376769" calcext:value-type="percentage">
            <text:p>1,10%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" table:formula="of:=STDEV([.H2:.H32])" office:value-type="float" office:value="27.5653566798779" calcext:value-type="float">
            <text:p>28</text:p>
          </table:table-cell>
          <table:table-cell/>
          <table:table-cell table:style-name="ce1" table:formula="of:=STDEV([.J2:.J32])" office:value-type="float" office:value="59.4936037645131" calcext:value-type="float">
            <text:p>59</text:p>
          </table:table-cell>
          <table:table-cell table:style-name="ce2" table:formula="of:=STDEV([.K2:.K31])" office:value-type="percentage" office:value="0.00039464590597598" calcext:value-type="percentage">
            <text:p>0,04%</text:p>
          </table:table-cell>
          <table:table-cell/>
          <table:table-cell table:style-name="ce1" table:formula="of:=STDEV([.M2:.M32])" office:value-type="float" office:value="108.464729606184" calcext:value-type="float">
            <text:p>1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12" loext:min-decimal-places="12"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1:22:37.0659623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6T11:23:23.899794796</dc:date>
    <meta:editing-duration>PT4M56S</meta:editing-duration>
    <meta:editing-cycles>3</meta:editing-cycles>
    <meta:generator>LibreOffice/5.4.0.3$Linux_X86_64 LibreOffice_project/40m0$Build-3</meta:generator>
    <meta:document-statistic meta:table-count="1" meta:cell-count="419" meta:object-count="0"/>
  </office:meta>
</office:document-meta>
</file>